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.02cm" fo:min-width="1.659cm"/>
    </style:style>
    <style:style style:name="gr2" style:family="graphic" style:parent-style-name="standard">
      <style:graphic-properties draw:textarea-horizontal-align="justify" draw:textarea-vertical-align="middle" draw:auto-grow-height="false" fo:min-height="3.179cm" fo:min-width="12.073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29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3.179cm" fo:min-width="9.152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3pt" style:font-size-asian="13pt" style:font-size-complex="13pt"/>
    </style:style>
    <style:style style:name="P5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59cm" svg:height="1.27cm" svg:x="2.905cm" svg:y="4.302cm">
          <text:p text:style-name="P1"><text:span text:style-name="T1">Name of </text:span></text:p>
          <text:p text:style-name="P1"><text:span text:style-name="T1">online marketpla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573cm" svg:height="3.429cm" svg:x="6.08cm" svg:y="6.207cm">
          <text:p text:style-name="P3"><text:span text:style-name="T2">Welcome back &lt;address&gt;. </text:span></text:p>
          <text:p text:style-name="P3"><text:span text:style-name="T2">The last time you logged on was DD/MM/YYYY. </text:span></text:p>
          <text:p text:style-name="P3"><text:span text:style-name="T2">There are X admins and Y store owners pending approval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1.27cm" svg:x="2.651cm" svg:y="6.334cm">
          <text:p text:style-name="P1">Admin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27cm" svg:x="16.494cm" svg:y="4.302cm">
          <text:p text:style-name="P1"><text:span text:style-name="T1">Log out?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641cm" svg:height="0.962cm" svg:x="5.866cm" svg:y="1.943cm">
          <draw:text-box>
            <text:p>Admin home page</text:p>
          </draw:text-box>
        </draw:frame>
        <draw:custom-shape draw:style-name="gr3" draw:text-style-name="P1" draw:layer="layout" svg:width="2.794cm" svg:height="1.27cm" svg:x="2.651cm" svg:y="6.334cm">
          <text:p text:style-name="P1">Admin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1.27cm" svg:x="2.651cm" svg:y="8.112cm">
          <text:p text:style-name="P1">Store</text:p>
          <text:p text:style-name="P1">owner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27cm" svg:x="2.651cm" svg:y="16.24cm">
          <text:p text:style-name="P1"><text:span text:style-name="T1">Name of </text:span></text:p>
          <text:p text:style-name="P1"><text:span text:style-name="T1">online </text:span><text:span text:style-name="T1">marketplac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652cm" svg:height="3.429cm" svg:x="5.826cm" svg:y="18.145cm">
          <text:p text:style-name="P3"><text:span text:style-name="T2">Table ....</text:span></text:p>
          <text:p text:style-name="P3"><text:span text:style-name="T2">Address and status,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1.27cm" svg:x="2.397cm" svg:y="18.272cm">
          <text:p text:style-name="P1">Admin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27cm" svg:x="16.24cm" svg:y="16.24cm">
          <text:p text:style-name="P1"><text:span text:style-name="T1">Log out?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8cm" svg:height="0.962cm" svg:x="9.001cm" svg:y="14.262cm">
          <draw:text-box>
            <text:p>Admin page</text:p>
          </draw:text-box>
        </draw:frame>
        <draw:custom-shape draw:style-name="gr3" draw:text-style-name="P1" draw:layer="layout" svg:width="2.794cm" svg:height="1.27cm" svg:x="2.397cm" svg:y="18.272cm">
          <text:p text:style-name="P1">Admin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1.27cm" svg:x="2.397cm" svg:y="20.05cm">
          <text:p text:style-name="P1">Store</text:p>
          <text:p text:style-name="P1">owner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27cm" svg:x="16.24cm" svg:y="19.034cm">
          <text:p text:style-name="P1"><text:span text:style-name="T1">Approve butt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27cm" svg:x="16.24cm" svg:y="20.558cm">
          <text:p text:style-name="P1"><text:span text:style-name="T1">Approve butt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15:11:48.950558878</meta:creation-date>
    <dc:date>2018-07-19T17:13:42.797089851</dc:date>
    <meta:editing-duration>PT29M8S</meta:editing-duration>
    <meta:editing-cycles>3</meta:editing-cycles>
    <meta:generator>LibreOffice/5.1.6.2$Linux_X86_64 LibreOffice_project/10m0$Build-2</meta:generator>
    <meta:document-statistic meta:object-count="16"/>
  </office:meta>
</office:document-meta>
</file>